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1</text:p>
      <text:p text:style-name="Standard">d00000000000000</text:p>
      <text:p text:style-name="Standard">0mmmmmmmmmmmmm0</text:p>
      <text:p text:style-name="Standard">0mmmmmm00000000</text:p>
      <text:p text:style-name="Standard">0mmmmmm0mmmmmmm</text:p>
      <text:p text:style-name="Standard">0mmm0000000mmmm</text:p>
      <text:p text:style-name="Standard">00m00mmmmm00mmm</text:p>
      <text:p text:style-name="Standard">mm00mmmmmmm0000</text:p>
      <text:p text:style-name="Standard">mm0mmmm0000mmm0</text:p>
      <text:p text:style-name="Standard">0m000mm0mm00000</text:p>
      <text:p text:style-name="Standard">00mm0m00mmmmmmm</text:p>
      <text:p text:style-name="Standard">mmm0mm0000mmmmm</text:p>
      <text:p text:style-name="Standard">mmm00mmmm000mmm</text:p>
      <text:p text:style-name="Standard">mmmm00000mm00mm</text:p>
      <text:p text:style-name="Standard">mmmmmmmm000m0mm</text:p>
      <text:p text:style-name="Standard">mmmmmmmmmm000a</text:p>
      <text:p text:style-name="Standard"/>
      <text:p text:style-name="Standard"/>
      <text:p text:style-name="Standard"/>
      <text:p text:style-name="Standard"/>
      <text:p text:style-name="Standard">n2</text:p>
      <text:p text:style-name="Standard">d00000mm0000mmm</text:p>
      <text:p text:style-name="Standard">0mmmm0000mm00mm</text:p>
      <text:p text:style-name="Standard">00000mm0m00m0mm</text:p>
      <text:p text:style-name="Standard">m0mmm0mm00mm0mm</text:p>
      <text:p text:style-name="Standard">0m0000000mmm0mm</text:p>
      <text:p text:style-name="Standard">0m0m0mmmmm000mm</text:p>
      <text:p text:style-name="Standard">0m0m0mmm000mmmm</text:p>
      <text:p text:style-name="Standard">mmmm0mmm0mmmmmm</text:p>
      <text:p text:style-name="Standard">mmmm0mmm00000mm</text:p>
      <text:p text:style-name="Standard">mmmm0mmmmmmm0mm</text:p>
      <text:p text:style-name="Standard">mmm00mmmmmmm0mm</text:p>
      <text:p text:style-name="Standard">m000mmmmmmmm0mm</text:p>
      <text:p text:style-name="Standard">m0mmmmmmmmmm000</text:p>
      <text:p text:style-name="Standard">m0mmmmmmmmmmmm0</text:p>
      <text:p text:style-name="Standard">m0000000000000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08:34:13.31</meta:creation-date>
    <dc:date>2013-05-07T09:43:29.75</dc:date>
    <meta:editing-duration>PT1H6M6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1" meta:paragraph-count="32" meta:word-count="32" meta:character-count="453" meta:non-whitespace-character-count="453"/>
  </office:meta>
</office:document-meta>
</file>